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25-01-28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24-02-0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23-01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22-01-27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20-01-2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9-01-2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8-0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7-01-1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1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6604</text:p>
          </table:table-cell>
          <table:table-cell office:value-type="string" calcext:value-type="string">
            <text:p>Weslaco ISD</text:p>
          </table:table-cell>
          <table:table-cell office:value-type="string" calcext:value-type="string">
            <text:p>200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